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0.744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79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3" table:default-cell-style-name="Default"/>
        <table:table-column table:style-name="co6" table:number-columns-repeated="11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nC</text:p>
          </table:table-cell>
          <table:table-cell office:value-type="string">
            <text:p>e</text:p>
          </table:table-cell>
          <table:table-cell office:value-type="string">
            <text:p>ov</text:p>
          </table:table-cell>
          <table:table-cell office:value-type="string">
            <text:p>xb</text:p>
          </table:table-cell>
          <table:table-cell office:value-type="string">
            <text:p>yb</text:p>
          </table:table-cell>
          <table:table-cell office:value-type="string">
            <text:p>xc</text:p>
          </table:table-cell>
          <table:table-cell office:value-type="string">
            <text:p>yc</text:p>
          </table:table-cell>
          <table:table-cell table:number-columns-repeated="2"/>
          <table:table-cell>
            <draw:frame table:end-cell-address="Hoja1.S21" table:end-x="1.595cm" table:end-y="0.391cm" draw:z-index="0" draw:style-name="gr1" svg:width="15.999cm" svg:height="8.999cm" svg:x="1.403cm" svg:y="0.389cm">
              <draw:object draw:notify-on-update-of-ranges="Hoja1.C7:Hoja1.C11 Hoja1.A2:Hoja1.A2 Hoja1.B2:Hoja1.B6 Hoja1.A7:Hoja1.A7 Hoja1.B7:Hoja1.B11 Hoja1.A12:Hoja1.A12 Hoja1.B12:Hoja1.B16 Hoja1.A17:Hoja1.A17 Hoja1.B17:Hoja1.B21 Hoja1.A22:Hoja1.A22 Hoja1.B22:Hoja1.B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3.576">
            <text:p>3,57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3.504">
            <text:p>3,5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30.589">
            <text:p>30,58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45.87">
            <text:p>45,8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29.892">
            <text:p>29,89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12.943">
            <text:p>12,94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13.486">
            <text:p>13,4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454.869">
            <text:p>454,86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888.895">
            <text:p>888,89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518.919">
            <text:p>518,91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5.574">
            <text:p>5,57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6.15">
            <text:p>6,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54.189">
            <text:p>54,18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91.775">
            <text:p>91,77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100.19">
            <text:p>100,1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12.933">
            <text:p>12,9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17.557">
            <text:p>17,5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473.383">
            <text:p>473,38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869.218">
            <text:p>869,21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530.915">
            <text:p>530,9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3.593">
            <text:p>3,59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22.861">
            <text:p>22,8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  <table:table-cell>
            <draw:frame table:end-cell-address="Hoja1.S43" table:end-x="1.656cm" table:end-y="0.427cm" draw:z-index="1" draw:style-name="gr1" svg:width="15.999cm" svg:height="8.999cm" svg:x="1.464cm" svg:y="0.425cm">
              <draw:object draw:notify-on-update-of-ranges="Hoja1.C7:Hoja1.C11 Hoja1.A27:Hoja1.A27 Hoja1.B27:Hoja1.B31 Hoja1.A32:Hoja1.A32 Hoja1.B32:Hoja1.B36 Hoja1.A37:Hoja1.A37 Hoja1.B37:Hoja1.B41 Hoja1.A42:Hoja1.A42 Hoja1.B42:Hoja1.B46 Hoja1.A47:Hoja1.A47 Hoja1.B47:Hoja1.B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Hoja1.AA43" table:end-x="1.05cm" table:end-y="0.294cm" draw:z-index="3" draw:style-name="gr1" svg:width="15.999cm" svg:height="8.999cm" svg:x="0.858cm" svg:y="0.292cm">
              <draw:object draw:notify-on-update-of-ranges="Hoja1.C7:Hoja1.C11 Hoja1.A2:Hoja1.A2 Hoja1.B2:Hoja1.B6 Hoja1.A47:Hoja1.A47 Hoja1.B47:Hoja1.B51 Hoja1.A52:Hoja1.A52 Hoja1.B52:Hoja1.B5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42.914">
            <text:p>42,91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108.488">
            <text:p>108,48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35.141">
            <text:p>35,14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3.571">
            <text:p>3,57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3.502">
            <text:p>3,5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41.363">
            <text:p>41,36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53.74">
            <text:p>53,7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40.201">
            <text:p>40,20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3.553">
            <text:p>3,55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3.534">
            <text:p>3,5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30.546">
            <text:p>30,54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45.039">
            <text:p>45,03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29.518">
            <text:p>29,51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3.491">
            <text:p>3,49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8.723">
            <text:p>8,7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103.619">
            <text:p>103,61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171.876">
            <text:p>171,87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98.273">
            <text:p>98,27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3.601">
            <text:p>3,60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3.498">
            <text:p>3,4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30.184">
            <text:p>30,18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/>
          <table:table-cell>
            <draw:frame table:end-cell-address="Hoja1.S64" table:end-x="1.628cm" table:end-y="0.401cm" draw:z-index="2" draw:style-name="gr1" svg:width="15.999cm" svg:height="8.999cm" svg:x="1.436cm" svg:y="0.399cm">
              <draw:object draw:notify-on-update-of-ranges="Hoja1.C7:Hoja1.C11 Hoja1.A52:Hoja1.A52 Hoja1.B52:Hoja1.B56 Hoja1.A57:Hoja1.A57 Hoja1.B57:Hoja1.B61 Hoja1.A62:Hoja1.A62 Hoja1.B62:Hoja1.B6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44.357">
            <text:p>44,35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29.55">
            <text:p>29,5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3.526">
            <text:p>3,5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3.438">
            <text:p>3,4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29.778">
            <text:p>29,77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44.423">
            <text:p>44,42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29.42">
            <text:p>29,4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3.543">
            <text:p>3,54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3.521">
            <text:p>3,5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29.823">
            <text:p>29,8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44.57">
            <text:p>44,5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29.386">
            <text:p>29,38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3.653">
            <text:p>3,65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3.542">
            <text:p>3,5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30.592">
            <text:p>30,59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44.558">
            <text:p>44,55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30.113">
            <text:p>30,11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3.592">
            <text:p>3,59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1.335">
            <text:p>11,3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09.958">
            <text:p>109,95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224.173">
            <text:p>224,17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46.137">
            <text:p>146,13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 table:number-rows-repeated="104850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Hoja2" table:style-name="ta1" table:print="false">
        <table:table-column table:style-name="co6" table:number-columns-repeated="9" table:default-cell-style-name="Default"/>
        <table:table-row table:style-name="ro1">
          <table:table-cell office:value-type="string">
            <text:p>10-piso</text:p>
          </table:table-cell>
          <table:table-cell office:value-type="float" office:value="3.526">
            <text:p>3,526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438">
            <text:p>3,438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.778">
            <text:p>29,778</text:p>
          </table:table-cell>
          <table:table-cell office:value-type="float" office:value="12">
            <text:p>12</text:p>
          </table:table-cell>
          <table:table-cell/>
          <table:table-cell>
            <draw:frame table:end-cell-address="Hoja2.L23" table:end-x="1.12cm" table:end-y="0.129cm" draw:z-index="0" draw:style-name="gr1" svg:width="15.999cm" svg:height="8.999cm" svg:x="0.928cm" svg:y="0.128cm">
              <draw:object draw:notify-on-update-of-ranges="Hoja2.C1:Hoja2.C5 Hoja2.A1:Hoja2.A1 Hoja2.B1:Hoja2.B5 Hoja2.A6:Hoja2.A6 Hoja2.B6:Hoja2.B1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.423">
            <text:p>44,423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.42">
            <text:p>29,42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10-techo</text:p>
          </table:table-cell>
          <table:table-cell office:value-type="float" office:value="2.736">
            <text:p>2,736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.51">
            <text:p>10,5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.466">
            <text:p>28,466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.487">
            <text:p>60,487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.667">
            <text:p>81,667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.576">
            <text:p>3,576</text:p>
          </table:table-cell>
          <table:table-cell office:value-type="float" office:value="10">
            <text:p>10</text:p>
          </table:table-cell>
          <table:table-cell office:value-type="float" office:value="3.526">
            <text:p>3,526</text:p>
          </table:table-cell>
          <table:table-cell office:value-type="float" office:value="11">
            <text:p>11</text:p>
          </table:table-cell>
          <table:table-cell office:value-type="float" office:value="3.543">
            <text:p>3,543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.504">
            <text:p>3,504</text:p>
          </table:table-cell>
          <table:table-cell office:value-type="float" office:value="10">
            <text:p>10</text:p>
          </table:table-cell>
          <table:table-cell office:value-type="float" office:value="3.438">
            <text:p>3,438</text:p>
          </table:table-cell>
          <table:table-cell office:value-type="float" office:value="11">
            <text:p>11</text:p>
          </table:table-cell>
          <table:table-cell office:value-type="float" office:value="3.521">
            <text:p>3,521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0.589">
            <text:p>30,589</text:p>
          </table:table-cell>
          <table:table-cell office:value-type="float" office:value="10">
            <text:p>10</text:p>
          </table:table-cell>
          <table:table-cell office:value-type="float" office:value="29.778">
            <text:p>29,778</text:p>
          </table:table-cell>
          <table:table-cell office:value-type="float" office:value="11">
            <text:p>11</text:p>
          </table:table-cell>
          <table:table-cell office:value-type="float" office:value="29.823">
            <text:p>29,823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45.87">
            <text:p>45,87</text:p>
          </table:table-cell>
          <table:table-cell office:value-type="float" office:value="10">
            <text:p>10</text:p>
          </table:table-cell>
          <table:table-cell office:value-type="float" office:value="44.423">
            <text:p>44,423</text:p>
          </table:table-cell>
          <table:table-cell office:value-type="float" office:value="11">
            <text:p>11</text:p>
          </table:table-cell>
          <table:table-cell office:value-type="float" office:value="44.57">
            <text:p>44,57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9.892">
            <text:p>29,892</text:p>
          </table:table-cell>
          <table:table-cell office:value-type="float" office:value="10">
            <text:p>10</text:p>
          </table:table-cell>
          <table:table-cell office:value-type="float" office:value="29.42">
            <text:p>29,42</text:p>
          </table:table-cell>
          <table:table-cell office:value-type="float" office:value="11">
            <text:p>11</text:p>
          </table:table-cell>
          <table:table-cell office:value-type="float" office:value="29.386">
            <text:p>29,386</text:p>
          </table:table-cell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Hoja1.A1:Hoja1.I6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4/01/2013</text:date>, <text:time>07:09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Andrea</meta:initial-creator>
    <meta:creation-date>2013-01-03T15:51:37</meta:creation-date>
    <dc:date>2013-01-04T07:09:26</dc:date>
    <dc:creator>Maria Andrea</dc:creator>
    <meta:editing-duration>PT3H24M18S</meta:editing-duration>
    <meta:editing-cycles>9</meta:editing-cycles>
    <meta:generator>LibreOffice/3.3$Linux LibreOffice_project/330m19$Build-401</meta:generator>
    <meta:document-statistic meta:table-count="3" meta:cell-count="65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/>
      <style:graphic-properties svg:stroke-width="0.01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7cm" svg:y="0.215cm" chart:style-name="ch2">
          <text:p>Grilla 15</text:p>
        </chart:title>
        <chart:subtitle svg:x="7.315cm" svg:y="0.776cm" chart:style-name="ch3">
          <text:p>usa piso</text:p>
        </chart:subtitle>
        <chart:legend chart:legend-position="end" svg:x="15.005cm" svg:y="3.305cm" chart:style-name="ch4"/>
        <chart:plot-area chart:style-name="ch5" table:cell-range-address="Hoja1.B7:Hoja1.C11 Hoja1.A2:Hoja1.A2 Hoja1.B2:Hoja1.B6 Hoja1.A7:Hoja1.A7 Hoja1.A12:Hoja1.A12 Hoja1.B12:Hoja1.B26 Hoja1.A17:Hoja1.A17 Hoja1.A22:Hoja1.A22" chart:data-source-has-labels="both" svg:x="2.068cm" svg:y="1.286cm" svg:width="12.717cm" svg:height="6.545cm">
          <chartooo:coordinate-region svg:x="3.06cm" svg:y="1.485cm" svg:width="11.538cm" svg:height="5.699cm"/>
          <chart:axis chart:dimension="x" chart:name="primary-x" chart:style-name="ch6">
            <chart:title svg:x="7.086cm" svg:y="8.011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188cm" svg:y="5.898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7:Hoja1.B11" chart:label-cell-address="Hoja1.A7:Hoja1.A7" chart:class="chart:line">
            <chart:data-point chart:repeated="5"/>
          </chart:series>
          <chart:series chart:style-name="ch12" chart:values-cell-range-address="Hoja1.B12:Hoja1.B16" chart:label-cell-address="Hoja1.A12:Hoja1.A12" chart:class="chart:line">
            <chart:data-point chart:repeated="5"/>
          </chart:series>
          <chart:series chart:style-name="ch13" chart:values-cell-range-address="Hoja1.B17:Hoja1.B21" chart:label-cell-address="Hoja1.A17:Hoja1.A17" chart:class="chart:line">
            <chart:data-point chart:repeated="5"/>
          </chart:series>
          <chart:series chart:style-name="ch14" chart:values-cell-range-address="Hoja1.B22:Hoja1.B26" chart:label-cell-address="Hoja1.A22:Hoja1.A2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2</text:p>
                <draw:g>
                  <svg:desc>Hoja1.A7:Hoja1.A7</svg:desc>
                </draw:g>
              </table:table-cell>
              <table:table-cell office:value-type="string">
                <text:p>3</text:p>
                <draw:g>
                  <svg:desc>Hoja1.A12:Hoja1.A12</svg:desc>
                </draw:g>
              </table:table-cell>
              <table:table-cell office:value-type="string">
                <text:p>4</text:p>
                <draw:g>
                  <svg:desc>Hoja1.A17:Hoja1.A17</svg:desc>
                </draw:g>
              </table:table-cell>
              <table:table-cell office:value-type="string">
                <text:p>5</text:p>
                <draw:g>
                  <svg:desc>Hoja1.A22:Hoja1.A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3.576">
                <text:p>3.576</text:p>
                <draw:g>
                  <svg:desc>Hoja1.B2:Hoja1.B6</svg:desc>
                </draw:g>
              </table:table-cell>
              <table:table-cell office:value-type="float" office:value="12.943">
                <text:p>12.943</text:p>
                <draw:g>
                  <svg:desc>Hoja1.B7:Hoja1.B11</svg:desc>
                </draw:g>
              </table:table-cell>
              <table:table-cell office:value-type="float" office:value="5.574">
                <text:p>5.574</text:p>
                <draw:g>
                  <svg:desc>Hoja1.B12:Hoja1.B16</svg:desc>
                </draw:g>
              </table:table-cell>
              <table:table-cell office:value-type="float" office:value="12.933">
                <text:p>12.933</text:p>
                <draw:g>
                  <svg:desc>Hoja1.B17:Hoja1.B21</svg:desc>
                </draw:g>
              </table:table-cell>
              <table:table-cell office:value-type="float" office:value="3.593">
                <text:p>3.593</text:p>
                <draw:g>
                  <svg:desc>Hoja1.B22:Hoja1.B26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04">
                <text:p>3.504</text:p>
              </table:table-cell>
              <table:table-cell office:value-type="float" office:value="13.486">
                <text:p>13.486</text:p>
              </table:table-cell>
              <table:table-cell office:value-type="float" office:value="6.15">
                <text:p>6.15</text:p>
              </table:table-cell>
              <table:table-cell office:value-type="float" office:value="17.557">
                <text:p>17.557</text:p>
              </table:table-cell>
              <table:table-cell office:value-type="float" office:value="22.861">
                <text:p>22.8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589">
                <text:p>30.589</text:p>
              </table:table-cell>
              <table:table-cell office:value-type="float" office:value="454.869">
                <text:p>454.869</text:p>
              </table:table-cell>
              <table:table-cell office:value-type="float" office:value="54.189">
                <text:p>54.189</text:p>
              </table:table-cell>
              <table:table-cell office:value-type="float" office:value="473.383">
                <text:p>473.383</text:p>
              </table:table-cell>
              <table:table-cell office:value-type="float" office:value="42.914">
                <text:p>42.9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.87">
                <text:p>45.87</text:p>
              </table:table-cell>
              <table:table-cell office:value-type="float" office:value="888.895">
                <text:p>888.895</text:p>
              </table:table-cell>
              <table:table-cell office:value-type="float" office:value="91.775">
                <text:p>91.775</text:p>
              </table:table-cell>
              <table:table-cell office:value-type="float" office:value="869.218">
                <text:p>869.218</text:p>
              </table:table-cell>
              <table:table-cell office:value-type="float" office:value="108.488">
                <text:p>108.4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892">
                <text:p>29.892</text:p>
              </table:table-cell>
              <table:table-cell office:value-type="float" office:value="518.919">
                <text:p>518.919</text:p>
              </table:table-cell>
              <table:table-cell office:value-type="float" office:value="100.19">
                <text:p>100.19</text:p>
              </table:table-cell>
              <table:table-cell office:value-type="float" office:value="530.915">
                <text:p>530.915</text:p>
              </table:table-cell>
              <table:table-cell office:value-type="float" office:value="35.141">
                <text:p>35.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1cm" chart:symbol-height="0.1cm"/>
      <style:graphic-properties svg:stroke-width="0.01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1cm" chart:symbol-height="0.1cm"/>
      <style:graphic-properties svg:stroke-width="0.01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1cm" chart:symbol-height="0.1cm"/>
      <style:graphic-properties svg:stroke-width="0.01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cm" chart:symbol-height="0.1cm"/>
      <style:graphic-properties svg:stroke-width="0.01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14cm" svg:y="0.215cm" chart:style-name="ch2">
          <text:p>Grilla 15</text:p>
        </chart:title>
        <chart:subtitle svg:x="7.413cm" svg:y="0.694cm" chart:style-name="ch3">
          <text:p>usa piso</text:p>
        </chart:subtitle>
        <chart:legend chart:legend-position="end" svg:x="14.82cm" svg:y="3.305cm" chart:style-name="ch4"/>
        <chart:plot-area chart:style-name="ch5" table:cell-range-address="Hoja1.C7:Hoja1.C11 Hoja1.A27:Hoja1.A27 Hoja1.B27:Hoja1.B51 Hoja1.A32:Hoja1.A32 Hoja1.A37:Hoja1.A37 Hoja1.A42:Hoja1.A42 Hoja1.A47:Hoja1.A47" chart:data-source-has-labels="both" svg:x="2.256cm" svg:y="1.277cm" svg:width="12.086cm" svg:height="6.559cm">
          <chartooo:coordinate-region svg:x="3.063cm" svg:y="1.477cm" svg:width="11.092cm" svg:height="5.712cm"/>
          <chart:axis chart:dimension="x" chart:name="primary-x" chart:style-name="ch6">
            <chart:title svg:x="6.959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6cm" svg:y="5.896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7:Hoja1.B31" chart:label-cell-address="Hoja1.A27:Hoja1.A27" chart:class="chart:line">
            <chart:data-point chart:repeated="5"/>
          </chart:series>
          <chart:series chart:style-name="ch11" chart:values-cell-range-address="Hoja1.B32:Hoja1.B36" chart:label-cell-address="Hoja1.A32:Hoja1.A32" chart:class="chart:line">
            <chart:data-point chart:repeated="5"/>
          </chart:series>
          <chart:series chart:style-name="ch12" chart:values-cell-range-address="Hoja1.B37:Hoja1.B41" chart:label-cell-address="Hoja1.A37:Hoja1.A37" chart:class="chart:line">
            <chart:data-point chart:repeated="5"/>
          </chart:series>
          <chart:series chart:style-name="ch13" chart:values-cell-range-address="Hoja1.B42:Hoja1.B46" chart:label-cell-address="Hoja1.A42:Hoja1.A42" chart:class="chart:line">
            <chart:data-point chart:repeated="5"/>
          </chart:series>
          <chart:series chart:style-name="ch14" chart:values-cell-range-address="Hoja1.B47:Hoja1.B51" chart:label-cell-address="Hoja1.A47:Hoja1.A4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  <draw:g>
                  <svg:desc>Hoja1.A27:Hoja1.A27</svg:desc>
                </draw:g>
              </table:table-cell>
              <table:table-cell office:value-type="string">
                <text:p>7</text:p>
                <draw:g>
                  <svg:desc>Hoja1.A32:Hoja1.A32</svg:desc>
                </draw:g>
              </table:table-cell>
              <table:table-cell office:value-type="string">
                <text:p>8</text:p>
                <draw:g>
                  <svg:desc>Hoja1.A37:Hoja1.A37</svg:desc>
                </draw:g>
              </table:table-cell>
              <table:table-cell office:value-type="string">
                <text:p>9</text:p>
                <draw:g>
                  <svg:desc>Hoja1.A42:Hoja1.A42</svg:desc>
                </draw:g>
              </table:table-cell>
              <table:table-cell office:value-type="string">
                <text:p>10</text:p>
                <draw:g>
                  <svg:desc>Hoja1.A47:Hoja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3.571">
                <text:p>3.571</text:p>
                <draw:g>
                  <svg:desc>Hoja1.B27:Hoja1.B31</svg:desc>
                </draw:g>
              </table:table-cell>
              <table:table-cell office:value-type="float" office:value="3.553">
                <text:p>3.553</text:p>
                <draw:g>
                  <svg:desc>Hoja1.B32:Hoja1.B36</svg:desc>
                </draw:g>
              </table:table-cell>
              <table:table-cell office:value-type="float" office:value="3.491">
                <text:p>3.491</text:p>
                <draw:g>
                  <svg:desc>Hoja1.B37:Hoja1.B41</svg:desc>
                </draw:g>
              </table:table-cell>
              <table:table-cell office:value-type="float" office:value="3.601">
                <text:p>3.601</text:p>
                <draw:g>
                  <svg:desc>Hoja1.B42:Hoja1.B46</svg:desc>
                </draw:g>
              </table:table-cell>
              <table:table-cell office:value-type="float" office:value="3.526">
                <text:p>3.526</text:p>
                <draw:g>
                  <svg:desc>Hoja1.B47:Hoja1.B51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02">
                <text:p>3.502</text:p>
              </table:table-cell>
              <table:table-cell office:value-type="float" office:value="3.534">
                <text:p>3.534</text:p>
              </table:table-cell>
              <table:table-cell office:value-type="float" office:value="8.723">
                <text:p>8.723</text:p>
              </table:table-cell>
              <table:table-cell office:value-type="float" office:value="3.498">
                <text:p>3.498</text:p>
              </table:table-cell>
              <table:table-cell office:value-type="float" office:value="3.438">
                <text:p>3.4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363">
                <text:p>41.363</text:p>
              </table:table-cell>
              <table:table-cell office:value-type="float" office:value="30.546">
                <text:p>30.546</text:p>
              </table:table-cell>
              <table:table-cell office:value-type="float" office:value="103.619">
                <text:p>103.619</text:p>
              </table:table-cell>
              <table:table-cell office:value-type="float" office:value="30.184">
                <text:p>30.184</text:p>
              </table:table-cell>
              <table:table-cell office:value-type="float" office:value="29.778">
                <text:p>29.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74">
                <text:p>53.74</text:p>
              </table:table-cell>
              <table:table-cell office:value-type="float" office:value="45.039">
                <text:p>45.039</text:p>
              </table:table-cell>
              <table:table-cell office:value-type="float" office:value="171.876">
                <text:p>171.876</text:p>
              </table:table-cell>
              <table:table-cell office:value-type="float" office:value="44.357">
                <text:p>44.357</text:p>
              </table:table-cell>
              <table:table-cell office:value-type="float" office:value="44.423">
                <text:p>44.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201">
                <text:p>40.201</text:p>
              </table:table-cell>
              <table:table-cell office:value-type="float" office:value="29.518">
                <text:p>29.518</text:p>
              </table:table-cell>
              <table:table-cell office:value-type="float" office:value="98.273">
                <text:p>98.273</text:p>
              </table:table-cell>
              <table:table-cell office:value-type="float" office:value="29.55">
                <text:p>29.55</text:p>
              </table:table-cell>
              <table:table-cell office:value-type="float" office:value="29.42">
                <text:p>29.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/>
      <style:graphic-properties svg:stroke-width="0.01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48cm" svg:y="0.215cm" chart:style-name="ch2">
          <text:p>Grilla 15</text:p>
        </chart:title>
        <chart:subtitle svg:x="7.315cm" svg:y="0.798cm" chart:style-name="ch3">
          <text:p>usa piso</text:p>
        </chart:subtitle>
        <chart:legend chart:legend-position="end" svg:x="14.82cm" svg:y="3.755cm" chart:style-name="ch4"/>
        <chart:plot-area chart:style-name="ch5" table:cell-range-address="Hoja1.C7:Hoja1.C11 Hoja1.A52:Hoja1.A52 Hoja1.B52:Hoja1.B66 Hoja1.A57:Hoja1.A57 Hoja1.A62:Hoja1.A62" chart:data-source-has-labels="both" svg:x="2.257cm" svg:y="1.384cm" svg:width="12.529cm" svg:height="6.452cm">
          <chartooo:coordinate-region svg:x="3.064cm" svg:y="1.583cm" svg:width="11.535cm" svg:height="5.606cm"/>
          <chart:axis chart:dimension="x" chart:name="primary-x" chart:style-name="ch6">
            <chart:title svg:x="7.181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7cm" svg:y="5.95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52:Hoja1.B56" chart:label-cell-address="Hoja1.A52:Hoja1.A52" chart:class="chart:line">
            <chart:data-point chart:repeated="5"/>
          </chart:series>
          <chart:series chart:style-name="ch11" chart:values-cell-range-address="Hoja1.B57:Hoja1.B61" chart:label-cell-address="Hoja1.A57:Hoja1.A57" chart:class="chart:line">
            <chart:data-point chart:repeated="5"/>
          </chart:series>
          <chart:series chart:style-name="ch12" chart:values-cell-range-address="Hoja1.B62:Hoja1.B66" chart:label-cell-address="Hoja1.A62:Hoja1.A6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  <table:table-cell office:value-type="string">
                <text:p>12</text:p>
                <draw:g>
                  <svg:desc>Hoja1.A57:Hoja1.A57</svg:desc>
                </draw:g>
              </table:table-cell>
              <table:table-cell office:value-type="string">
                <text:p>13</text:p>
                <draw:g>
                  <svg:desc>Hoja1.A62:Hoja1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3.543">
                <text:p>3.543</text:p>
                <draw:g>
                  <svg:desc>Hoja1.B52:Hoja1.B56</svg:desc>
                </draw:g>
              </table:table-cell>
              <table:table-cell office:value-type="float" office:value="3.653">
                <text:p>3.653</text:p>
                <draw:g>
                  <svg:desc>Hoja1.B57:Hoja1.B61</svg:desc>
                </draw:g>
              </table:table-cell>
              <table:table-cell office:value-type="float" office:value="3.592">
                <text:p>3.592</text:p>
                <draw:g>
                  <svg:desc>Hoja1.B62:Hoja1.B66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21">
                <text:p>3.521</text:p>
              </table:table-cell>
              <table:table-cell office:value-type="float" office:value="3.542">
                <text:p>3.542</text:p>
              </table:table-cell>
              <table:table-cell office:value-type="float" office:value="11.335">
                <text:p>11.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823">
                <text:p>29.823</text:p>
              </table:table-cell>
              <table:table-cell office:value-type="float" office:value="30.592">
                <text:p>30.592</text:p>
              </table:table-cell>
              <table:table-cell office:value-type="float" office:value="109.958">
                <text:p>109.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57">
                <text:p>44.57</text:p>
              </table:table-cell>
              <table:table-cell office:value-type="float" office:value="44.558">
                <text:p>44.558</text:p>
              </table:table-cell>
              <table:table-cell office:value-type="float" office:value="224.173">
                <text:p>224.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386">
                <text:p>29.386</text:p>
              </table:table-cell>
              <table:table-cell office:value-type="float" office:value="30.113">
                <text:p>30.113</text:p>
              </table:table-cell>
              <table:table-cell office:value-type="float" office:value="146.137">
                <text:p>146.1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cm" svg:y="0.215cm" chart:style-name="ch2">
          <text:p>Grilla 15</text:p>
        </chart:title>
        <chart:subtitle svg:x="7.315cm" svg:y="0.776cm" chart:style-name="ch3">
          <text:p>usa piso</text:p>
        </chart:subtitle>
        <chart:legend chart:legend-position="end" svg:x="14.82cm" svg:y="3.755cm" chart:style-name="ch4"/>
        <chart:plot-area chart:style-name="ch5" table:cell-range-address="Hoja1.C7:Hoja1.C11 Hoja1.A2:Hoja1.A2 Hoja1.B2:Hoja1.B6 Hoja1.A47:Hoja1.A47 Hoja1.B47:Hoja1.B56 Hoja1.A52:Hoja1.A52" chart:data-source-has-labels="both" svg:x="2.254cm" svg:y="1.303cm" svg:width="12.474cm" svg:height="6.532cm">
          <chartooo:coordinate-region svg:x="2.875cm" svg:y="1.503cm" svg:width="11.666cm" svg:height="5.685cm"/>
          <chart:axis chart:dimension="x" chart:name="primary-x" chart:style-name="ch6">
            <chart:title svg:x="7.151cm" svg:y="8.015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4cm" svg:y="5.909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47:Hoja1.B51" chart:label-cell-address="Hoja1.A47:Hoja1.A47" chart:class="chart:line">
            <chart:data-point chart:repeated="5"/>
          </chart:series>
          <chart:series chart:style-name="ch12" chart:values-cell-range-address="Hoja1.B52:Hoja1.B56" chart:label-cell-address="Hoja1.A52:Hoja1.A5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10</text:p>
                <draw:g>
                  <svg:desc>Hoja1.A47:Hoja1.A47</svg:desc>
                </draw:g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3.576">
                <text:p>3.576</text:p>
                <draw:g>
                  <svg:desc>Hoja1.B2:Hoja1.B6</svg:desc>
                </draw:g>
              </table:table-cell>
              <table:table-cell office:value-type="float" office:value="3.526">
                <text:p>3.526</text:p>
                <draw:g>
                  <svg:desc>Hoja1.B47:Hoja1.B51</svg:desc>
                </draw:g>
              </table:table-cell>
              <table:table-cell office:value-type="float" office:value="3.543">
                <text:p>3.543</text:p>
                <draw:g>
                  <svg:desc>Hoja1.B52:Hoja1.B56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04">
                <text:p>3.504</text:p>
              </table:table-cell>
              <table:table-cell office:value-type="float" office:value="3.438">
                <text:p>3.438</text:p>
              </table:table-cell>
              <table:table-cell office:value-type="float" office:value="3.521">
                <text:p>3.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589">
                <text:p>30.589</text:p>
              </table:table-cell>
              <table:table-cell office:value-type="float" office:value="29.778">
                <text:p>29.778</text:p>
              </table:table-cell>
              <table:table-cell office:value-type="float" office:value="29.823">
                <text:p>29.8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.87">
                <text:p>45.87</text:p>
              </table:table-cell>
              <table:table-cell office:value-type="float" office:value="44.423">
                <text:p>44.423</text:p>
              </table:table-cell>
              <table:table-cell office:value-type="float" office:value="44.57">
                <text:p>44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892">
                <text:p>29.892</text:p>
              </table:table-cell>
              <table:table-cell office:value-type="float" office:value="29.42">
                <text:p>29.42</text:p>
              </table:table-cell>
              <table:table-cell office:value-type="float" office:value="29.386">
                <text:p>29.3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14cm" svg:y="0.215cm" chart:style-name="ch2">
          <text:p>Grilla 15</text:p>
        </chart:title>
        <chart:subtitle svg:x="6.373cm" svg:y="0.777cm" chart:style-name="ch3">
          <text:p>Comparación techo-piso</text:p>
        </chart:subtitle>
        <chart:legend chart:legend-position="end" svg:x="13.867cm" svg:y="3.98cm" chart:style-name="ch4"/>
        <chart:plot-area chart:style-name="ch5" table:cell-range-address="Hoja2.B1:Hoja2.C5 Hoja2.A1:Hoja2.A1 Hoja2.A6:Hoja2.A6 Hoja2.B6:Hoja2.B10" chart:data-source-has-labels="both" svg:x="1.331cm" svg:y="1.226cm" svg:width="12.326cm" svg:height="6.612cm">
          <chartooo:coordinate-region svg:x="1.952cm" svg:y="1.425cm" svg:width="11.518cm" svg:height="5.766cm"/>
          <chart:axis chart:dimension="x" chart:name="primary-x" chart:style-name="ch6">
            <chart:title svg:x="6.154cm" svg:y="8.018cm" chart:style-name="ch7">
              <text:p>Número ciudades</text:p>
            </chart:title>
            <chart:categories table:cell-range-address="Hoja2.C1:Hoja2.C5"/>
          </chart:axis>
          <chart:axis chart:dimension="y" chart:name="primary-y" chart:style-name="ch6">
            <chart:title svg:x="0.451cm" svg:y="5.872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2.B1:Hoja2.B5" chart:label-cell-address="Hoja2.A1:Hoja2.A1" chart:class="chart:line">
            <chart:data-point chart:repeated="5"/>
          </chart:series>
          <chart:series chart:style-name="ch11" chart:values-cell-range-address="Hoja2.B6:Hoja2.B10" chart:label-cell-address="Hoja2.A6:Hoja2.A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-piso</text:p>
                <draw:g>
                  <svg:desc>Hoja2.A1:Hoja2.A1</svg:desc>
                </draw:g>
              </table:table-cell>
              <table:table-cell office:value-type="string">
                <text:p>10-techo</text:p>
                <draw:g>
                  <svg:desc>Hoja2.A6:Hoja2.A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2.C1:Hoja2.C5</svg:desc>
                </draw:g>
              </table:table-cell>
              <table:table-cell office:value-type="float" office:value="3.526">
                <text:p>3.526</text:p>
                <draw:g>
                  <svg:desc>Hoja2.B1:Hoja2.B5</svg:desc>
                </draw:g>
              </table:table-cell>
              <table:table-cell office:value-type="float" office:value="2.736">
                <text:p>2.736</text:p>
                <draw:g>
                  <svg:desc>Hoja2.B6:Hoja2.B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38">
                <text:p>3.438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778">
                <text:p>29.778</text:p>
              </table:table-cell>
              <table:table-cell office:value-type="float" office:value="28.466">
                <text:p>28.4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423">
                <text:p>44.423</text:p>
              </table:table-cell>
              <table:table-cell office:value-type="float" office:value="60.487">
                <text:p>60.4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42">
                <text:p>29.42</text:p>
              </table:table-cell>
              <table:table-cell office:value-type="float" office:value="81.667">
                <text:p>81.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